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2pt" fo:language="uk" fo:country="UA" fo:font-weight="normal" officeooo:rsid="00016154" officeooo:paragraph-rsid="001ec14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1" fo:font-size="12pt" fo:language="uk" fo:country="UA" fo:font-weight="normal" officeooo:rsid="001ec141" officeooo:paragraph-rsid="001ec14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paragraph-rsid="001ec141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language="uk" fo:country="UA" fo:font-weight="normal" officeooo:rsid="00016154" officeooo:paragraph-rsid="001ec14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fo:language="uk" fo:country="UA" fo:font-weight="normal" officeooo:rsid="00201e0d" officeooo:paragraph-rsid="00201e0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language="pl" fo:country="PL" fo:font-weight="normal" officeooo:rsid="00201e0d" officeooo:paragraph-rsid="00201e0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language="pl" fo:country="PL" fo:font-weight="normal" officeooo:rsid="0021ef2e" officeooo:paragraph-rsid="0021ef2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fo:language="uk" fo:country="UA" fo:font-weight="normal" officeooo:rsid="0021ef2e" officeooo:paragraph-rsid="0021ef2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officeooo:paragraph-rsid="0021ef2e"/>
    </style:style>
    <style:style style:name="P10" style:family="paragraph" style:parent-style-name="Standard">
      <style:paragraph-properties fo:text-align="start" style:justify-single-word="false"/>
      <style:text-properties officeooo:paragraph-rsid="0021ef2e"/>
    </style:style>
    <style:style style:name="P11" style:family="paragraph" style:parent-style-name="Standard">
      <style:paragraph-properties fo:text-align="start" style:justify-single-word="false"/>
      <style:text-properties officeooo:paragraph-rsid="00222544"/>
    </style:style>
    <style:style style:name="P12" style:family="paragraph" style:parent-style-name="Standard">
      <style:paragraph-properties fo:text-align="start" style:justify-single-word="false"/>
      <style:text-properties officeooo:rsid="00222544" officeooo:paragraph-rsid="00222544"/>
    </style:style>
    <style:style style:name="T1" style:family="text">
      <style:text-properties style:font-name="Arial1" fo:font-size="12pt" fo:language="uk" fo:country="UA" fo:font-weight="normal" officeooo:rsid="00016154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loext:opacity="100%" fo:font-family="Nunito, apple-system, BlinkMacSystemFont, 'Segoe UI', Roboto, 'Helvetica Neue', Arial, sans-serif, 'Apple Color Emoji', 'Segoe UI Emoji', 'Segoe UI Symbol', 'Noto Color Emoji'" fo:font-size="12pt" fo:letter-spacing="normal" fo:font-style="normal" fo:font-weight="normal" style:font-size-asian="12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7f924"/>
    </style:style>
    <style:style style:name="T5" style:family="text">
      <style:text-properties officeooo:rsid="001ec141"/>
    </style:style>
    <style:style style:name="T6" style:family="text">
      <style:text-properties fo:font-weight="bold" officeooo:rsid="001ec141" style:font-weight-asian="bold" style:font-weight-complex="bold"/>
    </style:style>
    <style:style style:name="T7" style:family="text">
      <style:text-properties officeooo:rsid="00201e0d"/>
    </style:style>
    <style:style style:name="T8" style:family="text">
      <style:text-properties fo:language="pl" fo:country="PL" officeooo:rsid="00201e0d"/>
    </style:style>
    <style:style style:name="T9" style:family="text">
      <style:text-properties fo:language="pl" fo:country="PL"/>
    </style:style>
    <style:style style:name="T10" style:family="text">
      <style:text-properties fo:language="uk" fo:country="UA"/>
    </style:style>
    <style:style style:name="T11" style:family="text">
      <style:text-properties style:font-name="Arial1" fo:font-size="12pt" fo:language="uk" fo:country="UA" fo:font-weight="normal" officeooo:rsid="0021ef2e" style:font-size-asian="12pt" style:font-weight-asian="normal" style:font-size-complex="12pt" style:font-weight-complex="normal"/>
    </style:style>
    <style:style style:name="T12" style:family="text">
      <style:text-properties style:font-name="Arial1" fo:font-size="12pt" fo:language="pl" fo:country="PL" fo:font-weight="normal" officeooo:rsid="0021ef2e" style:font-size-asian="12pt" style:font-weight-asian="normal" style:font-size-complex="12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22544" style:font-weight-asian="bold" style:font-weight-complex="bold"/>
    </style:style>
    <style:style style:name="T15" style:family="text">
      <style:text-properties fo:font-weight="normal" officeooo:rsid="00222544" style:font-weight-asian="normal" style:font-weight-complex="normal"/>
    </style:style>
    <style:style style:name="T16" style:family="text">
      <style:text-properties fo:language="pl" fo:country="PL" officeooo:rsid="00222544"/>
    </style:style>
    <style:style style:name="T17" style:family="text">
      <style:text-properties fo:language="en" fo:country="AU" officeooo:rsid="00222544"/>
    </style:style>
    <style:style style:name="T18" style:family="text">
      <style:text-properties fo:language="uk" fo:country="UA" officeooo:rsid="00222544"/>
    </style:style>
    <style:style style:name="T19" style:family="text">
      <style:text-properties officeooo:rsid="0022254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КРЕМЕНЧУЦЬКИЙ НАЦІОНАЛЬНИЙ УНІВЕРСИТЕТ</text:p>
      <text:p text:style-name="P1">ІМЕНІ МИХАЙЛА ОСТРОГРАДСЬКОГО</text:p>
      <text:p text:style-name="P1"/>
      <text:p text:style-name="P1">Кафедра комп’ютерної інженерії та електроні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Практична робота 1</text:p>
      <text:p text:style-name="P1">з навчальної дисципліни</text:p>
      <text:p text:style-name="P1"/>
      <text:p text:style-name="P3"><text:span text:style-name="T1">«</text:span><text:span text:style-name="T2">Алгоритми і структури данних</text:span> <text:span text:style-name="T1">»</text:span></text:p>
      <text:p text:style-name="P1"/>
      <text:p text:style-name="P3"><text:span text:style-name="T1">Тема «</text:span>Асимптотична складність алгоритмів. <text:span text:style-name="T3">𝐎</text:span>-нотація 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47"/>Здобувач вищої освіти </text:p>
      <text:p text:style-name="P1"><text:tab/><text:tab/><text:tab/><text:tab/><text:tab/> гр.<text:span text:style-name="T4">КІ-24-1 Нат</text:span><text:span text:style-name="T5">алушко Дарії </text:span></text:p>
      <text:p text:style-name="P1"><text:tab/><text:tab/><text:tab/><text:tab/> <text:s text:c="9"/>Викладач: <text:span text:style-name="T4">Сидоренко В.М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ременчук 20<text:span text:style-name="T4">25<text:line-break/><text:line-break/></text:span><text:soft-page-break/><text:span text:style-name="T4"><text:line-break/></text:span><text:span text:style-name="T6">Завдання :</text:span></text:p>
      <text:p text:style-name="P4"><text:span text:style-name="T5">12) Умова: Задано </text:span><text:span text:style-name="T5"><draw:frame draw:style-name="fr1" draw:name="Об'єкт1" text:anchor-type="as-char" svg:y="-0.439cm" svg:width="2.697cm" svg:height="0.563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<text:s/></text:span><text:span text:style-name="T7">та </text:span><text:span text:style-name="T8">g(n) = </text:span><text:span text:style-name="T8"><draw:frame draw:style-name="fr1" draw:name="Об'єкт2" text:anchor-type="as-char" svg:y="-0.439cm" svg:width="0.36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">. </text:span><text:span text:style-name="T7">Доведіть, що </text:span><text:span text:style-name="T7"><draw:frame draw:style-name="fr1" draw:name="Об'єкт3" text:anchor-type="as-char" svg:y="-0.388cm" svg:width="2.619cm" svg:height="0.512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7">.</text:span></text:p>
      <text:p text:style-name="P5"><text:line-break/>Розв’язок : <draw:frame draw:style-name="fr1" draw:name="Об'єкт4" text:anchor-type="as-char" svg:y="-0.439cm" svg:width="4.089cm" svg:height="0.563cm" draw:z-index="3"><draw:object xlink:href="./Object 4" xlink:type="simple" xlink:show="embed" xlink:actuate="onLoad"/><draw:image xlink:href="./ObjectReplacements/Object 4" xlink:type="simple" xlink:show="embed" xlink:actuate="onLoad"/></draw:frame><text:s/>Якщо існують дві константи <text:span text:style-name="T9">c i </text:span><text:span text:style-name="T9"><draw:frame draw:style-name="fr1" draw:name="Об'єкт5" text:anchor-type="as-char" svg:y="-0.439cm" svg:width="0.362cm" svg:height="0.531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9"><text:s/></text:span>такі, що <text:line-break/><draw:frame draw:style-name="fr1" draw:name="Об'єкт6" text:anchor-type="as-char" svg:y="-0.439cm" svg:width="5.013cm" svg:height="0.59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><draw:frame draw:style-name="fr1" draw:name="Об'єкт7" text:anchor-type="as-char" svg:y="-0.439cm" svg:width="4.863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6"><draw:frame draw:style-name="fr1" draw:name="Об'єкт8" text:anchor-type="as-char" svg:y="-0.439cm" svg:width="1.044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5">Таким чином с=108 та <draw:frame draw:style-name="fr1" draw:name="Об'єкт9" text:anchor-type="as-char" svg:y="-0.379cm" svg:width="0.931cm" svg:height="0.534cm" draw:z-index="8"><draw:object xlink:href="./Object 9" xlink:type="simple" xlink:show="embed" xlink:actuate="onLoad"/><draw:image xlink:href="./ObjectReplacements/Object 9" xlink:type="simple" xlink:show="embed" xlink:actuate="onLoad"/></draw:frame><text:s/>і відповідно <draw:frame draw:style-name="fr1" draw:name="Об'єкт10" text:anchor-type="as-char" svg:y="-0.439cm" svg:width="2.168cm" svg:height="0.563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6"/>
      <text:p text:style-name="P6">1) <text:span text:style-name="T10">Умова: Дано функцію </text:span><text:span text:style-name="T10"><draw:frame draw:style-name="fr1" draw:name="Об'єкт11" text:anchor-type="as-char" svg:y="-0.439cm" svg:width="2.258cm" svg:height="0.563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0">. Знайти асимптотичну складність </text:span>y O-<text:span text:style-name="T10">нотації<text:line-break/><text:line-break/>Розв’язок: <text:line-break/></text:span><text:span text:style-name="T10"><draw:frame draw:style-name="fr1" draw:name="Об'єкт12" text:anchor-type="as-char" svg:y="-0.388cm" svg:width="2.291cm" svg:height="0.512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7"><draw:frame draw:style-name="fr1" draw:name="Об'єкт13" text:anchor-type="as-char" svg:y="-0.439cm" svg:width="3.646cm" svg:height="0.563cm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T10">Якщо існують дві константи с і </text:span><text:span text:style-name="T10"><draw:frame draw:style-name="fr1" draw:name="Об'єкт14" text:anchor-type="as-char" svg:y="-0.379cm" svg:width="0.362cm" svg:height="0.534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0"><text:s/>такі, що </text:span></text:p>
      <text:p text:style-name="P8"><draw:frame draw:style-name="fr1" draw:name="Об'єкт15" text:anchor-type="as-char" svg:y="-0.439cm" svg:width="4.57cm" svg:height="0.594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8"><draw:frame draw:style-name="fr1" draw:name="Об'єкт16" text:anchor-type="as-char" svg:y="-0.439cm" svg:width="4.419cm" svg:height="0.531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8"><draw:frame draw:style-name="fr1" draw:name="Об'єкт17" text:anchor-type="as-char" svg:y="-0.439cm" svg:width="0.624cm" svg:height="0.531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9"><text:span text:style-name="T11">Таким чином с=</text:span><text:span text:style-name="T12">6</text:span><text:span text:style-name="T11"> та </text:span><text:span text:style-name="T11"><draw:frame draw:style-name="fr1" draw:name="Об'єкт18" text:anchor-type="as-char" svg:y="-0.379cm" svg:width="0.362cm" svg:height="0.534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2">=1 </text:span><text:span text:style-name="T11">задовольняє визначення і відповідне до </text:span><text:span text:style-name="T12">f(n)=</text:span><text:span text:style-name="T12"><draw:frame draw:style-name="fr1" draw:name="Об'єкт19" text:anchor-type="as-char" svg:y="-0.439cm" svg:width="1.03cm" svg:height="0.563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2"><text:line-break/><text:line-break/></text:span><text:span text:style-name="T13">Контрольні питання</text:span> </text:p>
      <text:p text:style-name="P10">1. Що таке асимптотична складність алгоритму?</text:p>
      <text:p text:style-name="P10">2. Яким чином визначається 𝑂-нотація і яка її сутність?</text:p>
      <text:p text:style-name="P10">3. Які основні правила використання 𝑂-нотації при аналізі алгоритмів?</text:p>
      <text:p text:style-name="P10">4. Що означають вирази 𝑂(1), 𝑂(𝑛), 𝑂(𝑛 2 ) в контексті асимптотичної складності?</text:p>
      <text:p text:style-name="P10"/>
      <text:p text:style-name="P9"><text:line-break/><text:span text:style-name="T14">Відповіді: </text:span></text:p>
      <text:p text:style-name="P11"><text:span text:style-name="T15">1. <text:s/>Асимптотична складність <text:s/>алгоритму це спосіб аналізу ефективності алгоритму</text:span> зазвичай пишемо функцію, скажімо 𝑓(𝑛), яка представляє кількість часу, кількість кроків або кількість простору, необхідного для вирішення проблеми розміру <text:span text:style-name="T16">n.</text:span></text:p>
      <text:p text:style-name="P11"><text:span text:style-name="T17">2&amp;3</text:span><text:span text:style-name="T18">. 𝑂-нотація - п</text:span>ерша важлива з нотацій, <text:span text:style-name="T19">б</text:span>уква 𝑂 використовується тому, що швидкість зростання функції також може називатися її порядком. На прикладі часу виконання алгоритму велике 𝑂 використовується як асимптотична верхня межа часу виконання.</text:p>
      <text:p text:style-name="P11"><text:span text:style-name="T17">4.</text:span><text:span text:style-name="T18"> Дані</text:span><text:span text:style-name="T10"> </text:span>вирази показують, <text:span text:style-name="Strong_20_Emphasis"><text:span text:style-name="T3">як змінюється час роботи алгоритму залежно від кількості даних n</text:span></text:span><text:span text:style-name="T3">:</text:span></text:p>
      <text:p text:style-name="P11"><text:span text:style-name="T3">O(1) — константна складність </text:span><text:span text:style-name="T15">(ч</text:span>ас виконання не залежить від розміру вхідних даних<text:span text:style-name="T19">)</text:span> </text:p>
      <text:p text:style-name="P10">O(n) — лінійна складність <text:span text:style-name="T19">(ч</text:span>ас зростає прямо пропорційно кількості елементів.<text:span text:style-name="T19">)</text:span> </text:p>
      <text:p text:style-name="P11">O(n2) — квадратична складність <text:span text:style-name="T19">(ч</text:span>ас зростає пропорційно квадрату кількості елементів. <text:span text:style-name="T19">)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7T08:41:43.621830500</meta:creation-date>
    <meta:editing-duration>PT59S</meta:editing-duration>
    <meta:editing-cycles>2</meta:editing-cycles>
    <meta:generator>LibreOffice/25.2.4.1$Windows_X86_64 LibreOffice_project/09303ce8b49f86f106fccd32b1324662053027cc</meta:generator>
    <dc:date>2025-09-27T08:42:31.036080700</dc:date>
    <meta:document-statistic meta:table-count="0" meta:image-count="0" meta:object-count="19" meta:page-count="2" meta:paragraph-count="34" meta:word-count="249" meta:character-count="1867" meta:non-whitespace-character-count="155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100</mn>
      </mrow>
      <mrow>
        <msup>
          <mi>n</mi>
          <mn>3</mn>
        </msup>
        <mo stretchy="false">+</mo>
        <mn>8</mn>
      </mrow>
    </mrow>
    <annotation encoding="StarMath 5.0">f( n )=100n^3 + 8  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O</mi>
      </mrow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f( n )=O( n^3 )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5</mn>
      </mrow>
      <mrow>
        <msup>
          <mi>n</mi>
          <mn>2</mn>
        </msup>
        <mo stretchy="false">+</mo>
        <mn>1</mn>
      </mrow>
    </mrow>
    <annotation encoding="StarMath 5.0">f( n ) = 5n^2 +1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n</mi>
            <mn>2</mn>
          </mrow>
        </mrow>
        <mo fence="true" form="postfix" stretchy="false">)</mo>
      </mrow>
    </mrow>
    <annotation encoding="StarMath 5.0">f( n )=O( n2 )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5</mn>
      </mrow>
      <mrow>
        <mrow>
          <msup>
            <mi>n</mi>
            <mn>2</mn>
          </msup>
          <mo stretchy="false">+</mo>
          <mn>1</mn>
        </mrow>
        <mo stretchy="false">=</mo>
        <mi>O</mi>
      </mrow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f( n )= 5n^2+1 =O( n^2 )</annotation>
  </semantics>
</math>
</file>

<file path=Object 14/content.xml><?xml version="1.0" encoding="utf-8"?>
<math xmlns="http://www.w3.org/1998/Math/MathML" display="block">
  <semantics>
    <msub>
      <mi>n</mi>
      <mn>0</mn>
    </msub>
    <annotation encoding="StarMath 5.0">n_0
</annotation>
  </semantics>
</math>
</file>

<file path=Object 15/content.xml><?xml version="1.0" encoding="utf-8"?>
<math xmlns="http://www.w3.org/1998/Math/MathML" display="block">
  <semantics>
    <mrow>
      <mn>5</mn>
      <mrow>
        <mrow>
          <msup>
            <mi>n</mi>
            <mn>2</mn>
          </msup>
          <mo stretchy="false">+</mo>
          <mn>1</mn>
        </mrow>
        <mo stretchy="false">≤</mo>
        <mrow>
          <mi>c</mi>
          <mo stretchy="false">∗</mo>
          <msup>
            <mi>n</mi>
            <mn>2</mn>
          </msup>
        </mrow>
      </mrow>
      <mi mathvariant="italic">для</mi>
      <mi mathvariant="italic">All</mi>
      <mrow>
        <mi>n</mi>
        <mo stretchy="false">≥</mo>
        <msub>
          <mi>n</mi>
          <mn>0</mn>
        </msub>
      </mrow>
    </mrow>
    <annotation encoding="StarMath 5.0">5n^2 + 1 &lt;= c * n^2 для All n&gt;=n_0</annotation>
  </semantics>
</math>
</file>

<file path=Object 16/content.xml><?xml version="1.0" encoding="utf-8"?>
<math xmlns="http://www.w3.org/1998/Math/MathML" display="block">
  <semantics>
    <mrow>
      <mn>5</mn>
      <mrow>
        <mrow>
          <msup>
            <mi>n</mi>
            <mn>2</mn>
          </msup>
          <mo stretchy="false">+</mo>
          <mn>1</mn>
        </mrow>
        <mo stretchy="false">≤</mo>
        <mi>c</mi>
      </mrow>
      <mi>s</mi>
      <msup>
        <mi>n</mi>
        <mn>2</mn>
      </msup>
      <mi mathvariant="italic">для</mi>
      <mi mathvariant="italic">All</mi>
      <mrow>
        <mi>n</mi>
        <mo stretchy="false">=</mo>
        <mn>1</mn>
      </mrow>
    </mrow>
    <annotation encoding="StarMath 5.0">5n^2 +1 &lt;=c s n^2 для All n = 1</annotation>
  </semantics>
</math>
</file>

<file path=Object 17/content.xml><?xml version="1.0" encoding="utf-8"?>
<math xmlns="http://www.w3.org/1998/Math/MathML" display="block">
  <semantics>
    <mrow>
      <mn>6</mn>
      <msup>
        <mi>n</mi>
        <mn>2</mn>
      </msup>
    </mrow>
    <annotation encoding="StarMath 5.0">6n^2 </annotation>
  </semantics>
</math>
</file>

<file path=Object 18/content.xml><?xml version="1.0" encoding="utf-8"?>
<math xmlns="http://www.w3.org/1998/Math/MathML" display="block">
  <semantics>
    <msub>
      <mi>n</mi>
      <mn>0</mn>
    </msub>
    <annotation encoding="StarMath 5.0">n_0 </annotation>
  </semantics>
</math>
</file>

<file path=Object 19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</annotation>
  </semantics>
</math>
</file>

<file path=Object 2/content.xml><?xml version="1.0" encoding="utf-8"?>
<math xmlns="http://www.w3.org/1998/Math/MathML" display="block">
  <semantics>
    <msup>
      <mi>n</mi>
      <mn>3</mn>
    </msup>
    <annotation encoding="StarMath 5.0">n^3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 n )= O( g(n) 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100</mn>
      </mrow>
      <mrow>
        <mrow>
          <msup>
            <mi>n</mi>
            <mn>3</mn>
          </msup>
          <mo stretchy="false">+</mo>
          <mn>8</mn>
        </mrow>
        <mo stretchy="false">=</mo>
        <mi>O</mi>
      </mrow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f( n )=100n^3 + 8 = O( n^3 )</annotation>
  </semantics>
</math>
</file>

<file path=Object 5/content.xml><?xml version="1.0" encoding="utf-8"?>
<math xmlns="http://www.w3.org/1998/Math/MathML" display="block">
  <semantics>
    <msup>
      <mi>n</mi>
      <mn>0</mn>
    </msup>
    <annotation encoding="StarMath 5.0">n^0</annotation>
  </semantics>
</math>
</file>

<file path=Object 6/content.xml><?xml version="1.0" encoding="utf-8"?>
<math xmlns="http://www.w3.org/1998/Math/MathML" display="block">
  <semantics>
    <mrow>
      <mn>100</mn>
      <mrow>
        <mrow>
          <msup>
            <mi>n</mi>
            <mn>3</mn>
          </msup>
          <mo stretchy="false">+</mo>
          <mn>8</mn>
        </mrow>
        <mo stretchy="false">≤</mo>
        <mrow>
          <mi>c</mi>
          <mo stretchy="false">∗</mo>
          <msup>
            <mi>n</mi>
            <mn>3</mn>
          </msup>
        </mrow>
      </mrow>
      <mi mathvariant="italic">для</mi>
      <mi mathvariant="italic">All</mi>
      <mrow>
        <mi>n</mi>
        <mo stretchy="false">≥</mo>
        <msub>
          <mi>n</mi>
          <mn>0</mn>
        </msub>
      </mrow>
    </mrow>
    <annotation encoding="StarMath 5.0">100n^3 +8 &lt;= c * n^3  для All n &gt;= n_0</annotation>
  </semantics>
</math>
</file>

<file path=Object 7/content.xml><?xml version="1.0" encoding="utf-8"?>
<math xmlns="http://www.w3.org/1998/Math/MathML" display="block">
  <semantics>
    <mrow>
      <mn>100</mn>
      <mrow>
        <mrow>
          <msup>
            <mi>n</mi>
            <mn>3</mn>
          </msup>
          <mo stretchy="false">+</mo>
          <mn>8</mn>
        </mrow>
        <mo stretchy="false">≤</mo>
        <mrow>
          <mi>c</mi>
          <mo stretchy="false">∗</mo>
          <msup>
            <mi>n</mi>
            <mn>3</mn>
          </msup>
        </mrow>
      </mrow>
      <mi mathvariant="italic">для</mi>
      <mi mathvariant="italic">All</mi>
      <mrow>
        <mi>n</mi>
        <mo stretchy="false">≥</mo>
        <mn>1</mn>
      </mrow>
    </mrow>
    <annotation encoding="StarMath 5.0">100n^3+8&lt;= c*n^3 для All n &gt;=1</annotation>
  </semantics>
</math>
</file>

<file path=Object 8/content.xml><?xml version="1.0" encoding="utf-8"?>
<math xmlns="http://www.w3.org/1998/Math/MathML" display="block">
  <semantics>
    <mrow>
      <mn>108</mn>
      <msup>
        <mi>n</mi>
        <mn>3</mn>
      </msup>
    </mrow>
    <annotation encoding="StarMath 5.0">108n^3
</annotation>
  </semantics>
</math>
</file>

<file path=Object 9/content.xml><?xml version="1.0" encoding="utf-8"?>
<math xmlns="http://www.w3.org/1998/Math/MathML" display="block">
  <semantics>
    <mrow>
      <msub>
        <mi>n</mi>
        <mn>0</mn>
      </msub>
      <mo stretchy="false">=</mo>
      <mn>1</mn>
    </mrow>
    <annotation encoding="StarMath 5.0">n_0=1</annotation>
  </semantics>
</math>
</file>